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71.26pt"/>
    </style:style>
    <style:style style:name="co11" style:family="table-column">
      <style:table-column-properties fo:break-before="auto" style:column-width="74.35pt"/>
    </style:style>
    <style:style style:name="co12" style:family="table-column">
      <style:table-column-properties fo:break-before="auto" style:column-width="75.86pt"/>
    </style:style>
    <style:style style:name="co13" style:family="table-column">
      <style:table-column-properties fo:break-before="auto" style:column-width="78.94pt"/>
    </style:style>
    <style:style style:name="co14" style:family="table-column">
      <style:table-column-properties fo:break-before="auto" style:column-width="65.85pt"/>
    </style:style>
    <style:style style:name="co15" style:family="table-column">
      <style:table-column-properties fo:break-before="auto" style:column-width="92.86pt"/>
    </style:style>
    <style:style style:name="co16" style:family="table-column">
      <style:table-column-properties fo:break-before="auto" style:column-width="88.21pt"/>
    </style:style>
    <style:style style:name="co17" style:family="table-column">
      <style:table-column-properties fo:break-before="auto" style:column-width="263.91pt"/>
    </style:style>
    <style:style style:name="co18" style:family="table-column">
      <style:table-column-properties fo:break-before="auto" style:column-width="53.49pt"/>
    </style:style>
    <style:style style:name="co19" style:family="table-column">
      <style:table-column-properties fo:break-before="auto" style:column-width="31.1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network_outliers_all_o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l_combo</text:p>
          </table:table-cell>
          <table:table-cell office:value-type="string" calcext:value-type="string">
            <text:p>ds_combo</text:p>
          </table:table-cell>
          <table:table-cell office:value-type="string" calcext:value-type="string">
            <text:p>input_days</text:p>
          </table:table-cell>
          <table:table-cell office:value-type="string" calcext:value-type="string">
            <text:p>output_day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binary_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rue_positives</text:p>
          </table:table-cell>
          <table:table-cell office:value-type="string" calcext:value-type="string">
            <text:p>true_negatives</text:p>
          </table:table-cell>
          <table:table-cell office:value-type="string" calcext:value-type="string">
            <text:p>false_positiv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training_time</text:p>
          </table:table-cell>
          <table:table-cell office:value-type="string" calcext:value-type="string">
            <text:p>experiment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Max_or_Mi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.109522469341755" calcext:value-type="float">
            <text:p>0.109522469341755</text:p>
          </table:table-cell>
          <table:table-cell office:value-type="float" office:value="0.109522484242916" calcext:value-type="float">
            <text:p>0.109522484242916</text:p>
          </table:table-cell>
          <table:table-cell office:value-type="float" office:value="0.841269850730896" calcext:value-type="float">
            <text:p>0.841269850730896</text:p>
          </table:table-cell>
          <table:table-cell office:value-type="float" office:value="0.662775635719299" calcext:value-type="float">
            <text:p>0.662775635719299</text:p>
          </table:table-cell>
          <table:table-cell office:value-type="float" office:value="0.822866320610046" calcext:value-type="float">
            <text:p>0.822866320610046</text:p>
          </table:table-cell>
          <table:table-cell office:value-type="float" office:value="511" calcext:value-type="float">
            <text:p>511</text:p>
          </table:table-cell>
          <table:table-cell office:value-type="float" office:value="1450" calcext:value-type="float">
            <text:p>1450</text:p>
          </table:table-cell>
          <table:table-cell office:value-type="float" office:value="260" calcext:value-type="float">
            <text:p>260</text:p>
          </table:table-cell>
          <table:table-cell office:value-type="float" office:value="110" calcext:value-type="float">
            <text:p>110</text:p>
          </table:table-cell>
          <table:table-cell office:value-type="float" office:value="3327" calcext:value-type="float">
            <text:p>3327</text:p>
          </table:table-cell>
          <table:table-cell office:value-type="float" office:value="87.364875793457" calcext:value-type="float">
            <text:p>87.364875793457</text:p>
          </table:table-cell>
          <table:table-cell office:value-type="string" calcext:value-type="string">
            <text:p>13_B_exp8</text:p>
          </table:table-cell>
          <table:table-cell office:value-type="string" calcext:value-type="string">
            <text:p>13_B.v1.l1.ds0.l_combo9.ds_combo0.idays60.odays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etwork 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49236615002155" calcext:value-type="float">
            <text:p>0.034923661500216</text:p>
          </table:table-cell>
          <table:table-cell office:value-type="float" office:value="0.956923067569733" calcext:value-type="float">
            <text:p>0.956923067569733</text:p>
          </table:table-cell>
          <table:table-cell office:value-type="float" office:value="0.848484873771668" calcext:value-type="float">
            <text:p>0.848484873771668</text:p>
          </table:table-cell>
          <table:table-cell office:value-type="float" office:value="0.756756782531738" calcext:value-type="float">
            <text:p>0.756756782531738</text:p>
          </table:table-cell>
          <table:table-cell office:value-type="float" office:value="28" calcext:value-type="float">
            <text:p>28</text:p>
          </table:table-cell>
          <table:table-cell office:value-type="float" office:value="283" calcext:value-type="float">
            <text:p>28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242" calcext:value-type="float">
            <text:p>3242</text:p>
          </table:table-cell>
          <table:table-cell office:value-type="float" office:value="124.022999763489" calcext:value-type="float">
            <text:p>124.022999763489</text:p>
          </table:table-cell>
          <table:table-cell table:style-name="ce1" office:value-type="string" calcext:value-type="string">
            <text:p>13_B_exp64</text:p>
          </table:table-cell>
          <table:table-cell table:style-name="ce1" office:value-type="string" calcext:value-type="string">
            <text:p>13_B.v1.l1.ds0.l_combo2.ds_combo0.idays60.odays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Network 1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.115460053086281" calcext:value-type="float">
            <text:p>0.115460053086281</text:p>
          </table:table-cell>
          <table:table-cell office:value-type="float" office:value="0.1154600456357" calcext:value-type="float">
            <text:p>0.1154600456357</text:p>
          </table:table-cell>
          <table:table-cell office:value-type="float" office:value="0.779603898525238" calcext:value-type="float">
            <text:p>0.779603898525238</text:p>
          </table:table-cell>
          <table:table-cell office:value-type="float" office:value="0.537735819816589" calcext:value-type="float">
            <text:p>0.537735819816589</text:p>
          </table:table-cell>
          <table:table-cell office:value-type="float" office:value="0.107344634830952" calcext:value-type="float">
            <text:p>0.107344634830952</text:p>
          </table:table-cell>
          <table:table-cell office:value-type="float" office:value="57" calcext:value-type="float">
            <text:p>57</text:p>
          </table:table-cell>
          <table:table-cell office:value-type="float" office:value="1793" calcext:value-type="float">
            <text:p>1793</text:p>
          </table:table-cell>
          <table:table-cell office:value-type="float" office:value="49" calcext:value-type="float">
            <text:p>49</text:p>
          </table:table-cell>
          <table:table-cell office:value-type="float" office:value="474" calcext:value-type="float">
            <text:p>474</text:p>
          </table:table-cell>
          <table:table-cell office:value-type="float" office:value="3386" calcext:value-type="float">
            <text:p>3386</text:p>
          </table:table-cell>
          <table:table-cell office:value-type="float" office:value="116.110340833664" calcext:value-type="float">
            <text:p>116.110340833664</text:p>
          </table:table-cell>
          <table:table-cell office:value-type="string" calcext:value-type="string">
            <text:p>13_M_exp64</text:p>
          </table:table-cell>
          <table:table-cell office:value-type="string" calcext:value-type="string">
            <text:p>13_M.v1.l1.ds0.l_combo6.ds_combo0.idays30.odays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42576168477535" calcext:value-type="float">
            <text:p>0.034257616847754</text:p>
          </table:table-cell>
          <table:table-cell office:value-type="float" office:value="0.955752193927765" calcext:value-type="float">
            <text:p>0.955752193927765</text:p>
          </table:table-cell>
          <table:table-cell office:value-type="float" office:value="0.75" calcext:value-type="float">
            <text:p>0.75</text:p>
          </table:table-cell>
          <table:table-cell office:value-type="float" office:value="0.315789461135864" calcext:value-type="float">
            <text:p>0.315789461135864</text:p>
          </table:table-cell>
          <table:table-cell office:value-type="float" office:value="6" calcext:value-type="float">
            <text:p>6</text:p>
          </table:table-cell>
          <table:table-cell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390" calcext:value-type="float">
            <text:p>3390</text:p>
          </table:table-cell>
          <table:table-cell office:value-type="float" office:value="45.937221288681" calcext:value-type="float">
            <text:p>45.937221288681</text:p>
          </table:table-cell>
          <table:table-cell table:style-name="ce1" office:value-type="string" calcext:value-type="string">
            <text:p>13_M_exp32</text:p>
          </table:table-cell>
          <table:table-cell table:style-name="ce1" office:value-type="string" calcext:value-type="string">
            <text:p>13_M.v1.l1.ds0.l_combo5.ds_combo0.idays30.odays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etwork 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24402932822704" calcext:value-type="float">
            <text:p>0.124402932822704</text:p>
          </table:table-cell>
          <table:table-cell office:value-type="float" office:value="0.802395224571228" calcext:value-type="float">
            <text:p>0.802395224571228</text:p>
          </table:table-cell>
          <table:table-cell office:value-type="float" office:value="0.722222208976746" calcext:value-type="float">
            <text:p>0.722222208976746</text:p>
          </table:table-cell>
          <table:table-cell office:value-type="float" office:value="0.613207519054413" calcext:value-type="float">
            <text:p>0.613207519054413</text:p>
          </table:table-cell>
          <table:table-cell office:value-type="float" office:value="65" calcext:value-type="float">
            <text:p>65</text:p>
          </table:table-cell>
          <table:table-cell office:value-type="float" office:value="203" calcext:value-type="float">
            <text:p>203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333" calcext:value-type="float">
            <text:p>3333</text:p>
          </table:table-cell>
          <table:table-cell office:value-type="float" office:value="104.756456375122" calcext:value-type="float">
            <text:p>104.756456375122</text:p>
          </table:table-cell>
          <table:table-cell office:value-type="string" calcext:value-type="string">
            <text:p>13_V_exp64</text:p>
          </table:table-cell>
          <table:table-cell office:value-type="string" calcext:value-type="string">
            <text:p>13_V.v1.l1.ds0.l_combo9.ds_combo0.idays60.odays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etwork 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34641242027283" calcext:value-type="float">
            <text:p>0.043464124202728</text:p>
          </table:table-cell>
          <table:table-cell office:value-type="float" office:value="0.947761178016663" calcext:value-type="float">
            <text:p>0.947761178016663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0.735294103622437" calcext:value-type="float">
            <text:p>0.735294103622437</text:p>
          </table:table-cell>
          <table:table-cell office:value-type="float" office:value="25" calcext:value-type="float">
            <text:p>25</text:p>
          </table:table-cell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676" calcext:value-type="float">
            <text:p>2676</text:p>
          </table:table-cell>
          <table:table-cell office:value-type="float" office:value="69.1302468776703" calcext:value-type="float">
            <text:p>69.1302468776703</text:p>
          </table:table-cell>
          <table:table-cell table:style-name="ce1" office:value-type="string" calcext:value-type="string">
            <text:p>13_V_exp64</text:p>
          </table:table-cell>
          <table:table-cell table:style-name="ce1" office:value-type="string" calcext:value-type="string">
            <text:p>13_V.v1.l1.ds0.l_combo1.ds_combo0.idays60.odays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etwork 3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.115460053086281" calcext:value-type="float">
            <text:p>0.115460053086281</text:p>
          </table:table-cell>
          <table:table-cell office:value-type="float" office:value="0.1154600456357" calcext:value-type="float">
            <text:p>0.1154600456357</text:p>
          </table:table-cell>
          <table:table-cell office:value-type="float" office:value="0.779603898525238" calcext:value-type="float">
            <text:p>0.779603898525238</text:p>
          </table:table-cell>
          <table:table-cell office:value-type="float" office:value="0.537735819816589" calcext:value-type="float">
            <text:p>0.537735819816589</text:p>
          </table:table-cell>
          <table:table-cell office:value-type="float" office:value="0.107344634830952" calcext:value-type="float">
            <text:p>0.107344634830952</text:p>
          </table:table-cell>
          <table:table-cell office:value-type="float" office:value="57" calcext:value-type="float">
            <text:p>57</text:p>
          </table:table-cell>
          <table:table-cell office:value-type="float" office:value="1793" calcext:value-type="float">
            <text:p>1793</text:p>
          </table:table-cell>
          <table:table-cell office:value-type="float" office:value="49" calcext:value-type="float">
            <text:p>49</text:p>
          </table:table-cell>
          <table:table-cell office:value-type="float" office:value="474" calcext:value-type="float">
            <text:p>474</text:p>
          </table:table-cell>
          <table:table-cell office:value-type="float" office:value="3386" calcext:value-type="float">
            <text:p>3386</text:p>
          </table:table-cell>
          <table:table-cell office:value-type="float" office:value="116.110340833664" calcext:value-type="float">
            <text:p>116.110340833664</text:p>
          </table:table-cell>
          <table:table-cell office:value-type="string" calcext:value-type="string">
            <text:p>13_M_exp64</text:p>
          </table:table-cell>
          <table:table-cell office:value-type="string" calcext:value-type="string">
            <text:p>13_M.v1.l1.ds0.l_combo6.ds_combo0.idays30.odays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etwork 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42576168477535" calcext:value-type="float">
            <text:p>0.034257616847754</text:p>
          </table:table-cell>
          <table:table-cell office:value-type="float" office:value="0.955752193927765" calcext:value-type="float">
            <text:p>0.955752193927765</text:p>
          </table:table-cell>
          <table:table-cell office:value-type="float" office:value="0.75" calcext:value-type="float">
            <text:p>0.75</text:p>
          </table:table-cell>
          <table:table-cell office:value-type="float" office:value="0.315789461135864" calcext:value-type="float">
            <text:p>0.315789461135864</text:p>
          </table:table-cell>
          <table:table-cell office:value-type="float" office:value="6" calcext:value-type="float">
            <text:p>6</text:p>
          </table:table-cell>
          <table:table-cell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390" calcext:value-type="float">
            <text:p>3390</text:p>
          </table:table-cell>
          <table:table-cell office:value-type="float" office:value="45.937221288681" calcext:value-type="float">
            <text:p>45.937221288681</text:p>
          </table:table-cell>
          <table:table-cell table:style-name="ce1" office:value-type="string" calcext:value-type="string">
            <text:p>13_M_exp32</text:p>
          </table:table-cell>
          <table:table-cell table:style-name="ce1" office:value-type="string" calcext:value-type="string">
            <text:p>13_M.v1.l1.ds0.l_combo5.ds_combo0.idays30.odays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etwork 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5T14:52:15.023101147</dc:date>
    <meta:editing-duration>PT4M1S</meta:editing-duration>
    <meta:editing-cycles>1</meta:editing-cycles>
    <meta:document-statistic meta:table-count="1" meta:cell-count="224" meta:object-count="0"/>
    <meta:generator>LibreOffice/6.0.7.3$Linux_X86_64 LibreOffice_project/00m0$Build-3</meta:generator>
  </office:meta>
</office:document-meta>
</file>